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2.12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25cm" fo:min-width="2.25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cm" fo:min-width="2.25cm"/>
      <style:paragraph-properties style:writing-mode="lr-tb"/>
    </style:style>
    <style:style style:name="gr7" style:family="graphic" style:parent-style-name="objectwithoutfill">
      <style:graphic-properties draw:marker-start="Puntas_20_de_20_flecha_20_1" draw:marker-start-width="0.3cm" draw:marker-end="Puntas_20_de_20_flecha_20_2" draw:marker-end-width="0.3cm" draw:fill="none" draw:textarea-vertical-align="middle" fo:padding-bottom="0.53cm"/>
      <style:paragraph-properties style:writing-mode="lr-tb"/>
    </style:style>
    <style:style style:name="gr8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0" style:family="graphic" style:parent-style-name="objectwithoutfill">
      <style:graphic-properties draw:marker-start="Puntas_20_de_20_flecha_20_5" draw:marker-start-width="0.3cm" draw:marker-end="Puntas_20_de_20_flecha_20_6" draw:marker-end-width="0.3cm" draw:fill="none" draw:textarea-vertical-align="middle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2.628cm" svg:height="1.5cm" svg:x="16cm" svg:y="11.2cm">
          <text:p text:style-name="P1">Resource-Ser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5cm" svg:height="1.5cm" svg:x="8.25cm" svg:y="9.7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cm" svg:height="1.5cm" svg:x="17.75cm" svg:y="4.7cm">
          <text:p text:style-name="P1">Auth-Ser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75cm" svg:height="1.5cm" svg:x="11.75cm" svg:y="7.45cm">
          <text:p text:style-name="P1">Discovery-Service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75cm" svg:height="3cm" svg:x="21.25cm" svg:y="10.45cm">
          <text:p text:style-name="P1">Postgr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lines" draw:line-skew="1.749cm" svg:x1="20.25cm" svg:y1="5.45cm" svg:x2="22.625cm" svg:y2="10.45cm" draw:start-shape="id1" draw:start-glue-point="1" draw:end-shape="id2" draw:end-glue-point="5" svg:d="M20250 5450h2250l125 4499v501" svg:viewBox="0 0 2376 5001">
          <text:p/>
        </draw:connector>
        <draw:connector draw:style-name="gr5" draw:text-style-name="P2" draw:layer="layout" draw:type="lines" svg:x1="18.628cm" svg:y1="11.95cm" svg:x2="21.25cm" svg:y2="11.95cm" draw:start-shape="id3" draw:start-glue-point="1" draw:end-shape="id2" draw:end-glue-point="6" svg:d="M18628 11950h501 1620 501" svg:viewBox="0 0 2623 1">
          <text:p/>
        </draw:connector>
        <draw:connector draw:style-name="gr5" draw:text-style-name="P2" draw:layer="layout" draw:type="lines" draw:line-skew="-1.499cm" svg:x1="13.125cm" svg:y1="7.45cm" svg:x2="17.75cm" svg:y2="5.45cm" draw:start-shape="id4" draw:start-glue-point="0" draw:end-shape="id1" draw:end-glue-point="3" svg:d="M13125 7450v-2000h4124 501" svg:viewBox="0 0 4626 2001">
          <text:p/>
        </draw:connector>
        <draw:connector draw:style-name="gr5" draw:text-style-name="P2" draw:layer="layout" draw:type="lines" draw:line-skew="-2.249cm" svg:x1="16cm" svg:y1="11.95cm" svg:x2="13.125cm" svg:y2="8.95cm" draw:start-shape="id3" draw:start-glue-point="3" draw:end-shape="id4" draw:end-glue-point="2" svg:d="M16000 11950h-2750l-125-2499v-501" svg:viewBox="0 0 2876 3001">
          <text:p/>
        </draw:connector>
        <draw:connector draw:style-name="gr5" draw:text-style-name="P2" draw:layer="layout" draw:type="lines" svg:x1="11.75cm" svg:y1="8.2cm" svg:x2="10.75cm" svg:y2="10.45cm" draw:start-shape="id4" draw:start-glue-point="3" draw:end-shape="id5" draw:end-glue-point="1" svg:d="M11750 8200h-501l2 2250h-501" svg:viewBox="0 0 1001 2251">
          <text:p/>
        </draw:connector>
        <draw:custom-shape draw:style-name="gr6" draw:text-style-name="P1" xml:id="id6" draw:id="id6" draw:layer="layout" svg:width="2.75cm" svg:height="1.75cm" svg:x="11.75cm" svg:y="13.45cm">
          <text:p text:style-name="P1">Front-Servic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s" svg:x1="11.75cm" svg:y1="14.325cm" svg:x2="10.75cm" svg:y2="10.45cm" draw:start-shape="id6" draw:start-glue-point="3" draw:end-shape="id5" draw:end-glue-point="1" svg:d="M11750 14325h-501l2-3875h-501" svg:viewBox="0 0 1001 3876">
          <text:p/>
        </draw:connector>
        <draw:connector draw:style-name="gr7" draw:text-style-name="P2" draw:layer="layout" svg:x1="19cm" svg:y1="6.2cm" svg:x2="17.314cm" svg:y2="11.2cm" draw:start-shape="id1" draw:start-glue-point="2" draw:end-shape="id3" draw:end-glue-point="0" svg:d="M19000 6200v2500h-1686v2500" svg:viewBox="0 0 1687 5001">
          <text:p text:style-name="P3">OAuth2</text:p>
        </draw:connector>
        <draw:custom-shape draw:style-name="gr2" draw:text-style-name="P1" xml:id="id7" draw:id="id7" draw:layer="layout" svg:width="2.5cm" svg:height="1.5cm" svg:x="13.3cm" svg:y="17.5cm">
          <text:p text:style-name="P1">Config-Serve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s" draw:line-skew="-3.299cm" svg:x1="13.3cm" svg:y1="18.25cm" svg:x2="9.5cm" svg:y2="11.2cm" draw:start-shape="id7" draw:start-glue-point="3" draw:end-shape="id5" draw:end-glue-point="2" svg:d="M13300 18250h-3800v-6549-501" svg:viewBox="0 0 3801 7051">
          <text:p/>
        </draw:connector>
        <draw:connector draw:style-name="gr9" draw:text-style-name="P2" draw:layer="layout" draw:type="lines" draw:line-skew="0.999cm" svg:x1="15.8cm" svg:y1="18.25cm" svg:x2="17.314cm" svg:y2="12.7cm" draw:start-shape="id7" draw:start-glue-point="1" draw:end-shape="id3" draw:end-glue-point="2" svg:d="M15800 18250h1500l14-5049v-501" svg:viewBox="0 0 1515 5551">
          <text:p/>
        </draw:connector>
        <draw:custom-shape draw:style-name="gr2" draw:text-style-name="P1" xml:id="id8" draw:id="id8" draw:layer="layout" svg:width="2.5cm" svg:height="1.5cm" svg:x="4.25cm" svg:y="9.7cm">
          <text:p text:style-name="P1">Front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6.75cm" svg:y1="10.45cm" svg:x2="8.25cm" svg:y2="10.45cm" draw:start-shape="id8" draw:start-glue-point="1" draw:end-shape="id5" draw:end-glue-point="3" svg:d="M6750 10450h1500" svg:viewBox="0 0 15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0T14:27:49.854095170</meta:creation-date>
    <dc:date>2024-12-10T15:11:09.469128185</dc:date>
    <meta:editing-duration>PT30M6S</meta:editing-duration>
    <meta:editing-cycles>4</meta:editing-cycles>
    <meta:generator>LibreOffice/7.3.6.2$Linux_X86_64 LibreOffice_project/30$Build-2</meta:generator>
    <meta:document-statistic meta:object-count="18"/>
  </office:meta>
</office:document-meta>
</file>